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0.8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33cm" fo:min-width="1.70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3cm" fo:min-width="1.61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3cm" fo:min-width="1.763cm"/>
      <style:paragraph-properties style:writing-mode="lr-tb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0.93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0.83cm"/>
      <style:paragraph-properties style:writing-mode="lr-tb"/>
    </style:style>
    <style:style style:name="gr1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1.56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0.92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0.51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0.776cm"/>
      <style:paragraph-properties style:writing-mode="lr-tb"/>
    </style:style>
    <style:style style:name="gr18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Jameel Noori Nastaleeq" fo:font-size="12pt" style:font-size-asian="12pt" style:font-name-complex="Jameel Noori Nastaleeq" style:font-size-complex="12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style:font-name="XB Tabriz" fo:font-size="12pt" style:font-size-asian="12pt" style:font-size-complex="12pt"/>
    </style:style>
    <style:style style:name="T1" style:family="text">
      <style:text-properties style:font-name="Jameel Noori Nastaleeq" fo:font-size="8pt" style:font-size-asian="8pt" style:font-name-complex="Jameel Noori Nastaleeq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XB Tabriz" fo:font-size="12pt" style:font-size-asian="12pt" style:font-name-complex="XB Tabriz" style:font-size-complex="12pt"/>
    </style:style>
    <style:style style:name="T4" style:family="text">
      <style:text-properties style:font-name="XB Tabriz" fo:font-size="8pt" style:font-size-asian="8pt" style:font-name-complex="XB Tabriz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701cm" svg:height="1.817cm" svg:x="2.388cm" svg:y="0.4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cm" svg:height="1.817cm" svg:x="2.171cm" svg:y="0.4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cm" svg:height="1.817cm" svg:x="6.087cm" svg:y="0.47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219cm" svg:y1="1.421cm" svg:x2="1.588cm" svg:y2="1.421cm">
            <text:p/>
          </draw:line>
          <draw:line draw:style-name="gr3" draw:text-style-name="P1" draw:layer="layout" svg:x1="6.86cm" svg:y1="1.384cm" svg:x2="6.229cm" svg:y2="1.384cm">
            <text:p/>
          </draw:line>
          <draw:line draw:style-name="gr4" draw:text-style-name="P3" draw:layer="layout" svg:x1="4.279cm" svg:y1="0.464cm" svg:x2="4.279cm" svg:y2="2.285cm">
            <text:p/>
          </draw:line>
        </draw:g>
        <draw:frame draw:style-name="gr5" draw:text-style-name="P4" draw:layer="layout" svg:width="1.353cm" svg:height="0.653cm" svg:x="3.567cm" svg:y="2.367cm">
          <draw:text-box>
            <text:p><text:span text:style-name="T1">ویران احاطہ</text:span><text:span text:style-name="T1"> </text:span></text:p>
          </draw:text-box>
          <draw:glue-point draw:id="4" svg:x="3.402cm" svg:y="-1.954cm"/>
        </draw:frame>
        <draw:frame draw:style-name="gr6" draw:text-style-name="P5" draw:layer="layout" svg:width="2.165cm" svg:height="2.183cm" svg:x="2.293cm" svg:y="0.33cm">
          <draw:text-box>
            <text:p><text:span text:style-name="T2">+ + + + + + +</text:span></text:p>
            <text:p><text:span text:style-name="T2">+ + + + + + +</text:span></text:p>
            <text:p><text:span text:style-name="T2">+ + + <text:s text:c="3"/>+ + +</text:span></text:p>
            <text:p><text:span text:style-name="T2">+ + + + + + +</text:span></text:p>
            <text:p><text:span text:style-name="T2">+ + + + + + +</text:span></text:p>
            <text:p><text:span text:style-name="T2">+ + + + + + +</text:span></text:p>
          </draw:text-box>
        </draw:frame>
        <draw:frame draw:style-name="gr7" draw:text-style-name="P5" draw:layer="layout" svg:width="2.119cm" svg:height="2.183cm" svg:x="4.158cm" svg:y="0.298cm">
          <draw:text-box>
            <text:p><text:span text:style-name="T2">- <text:s/>- <text:s/>- <text:s/>- <text:s/>- <text:s/>- <text:s/>-</text:span></text:p>
            <text:p><text:span text:style-name="T2">- <text:s/>- <text:s/>- <text:s/>- <text:s/>- <text:s/>- <text:s/>-</text:span></text:p>
            <text:p><text:span text:style-name="T2">- <text:s/>- <text:s/>- <text:s text:c="4"/>- <text:s/>- <text:s/>-</text:span></text:p>
            <text:p><text:span text:style-name="T2">- <text:s/>- <text:s/>- <text:s/>- <text:s/>- <text:s/>- <text:s/>-</text:span></text:p>
            <text:p><text:span text:style-name="T2">- <text:s/>- <text:s/>- <text:s/>- <text:s/>- <text:s/>- <text:s/>-</text:span></text:p>
            <text:p><text:span text:style-name="T2">- <text:s/>- <text:s/>- <text:s/>- <text:s/>- <text:s/>- <text:s/>-</text:span></text:p>
          </draw:text-box>
        </draw:frame>
        <draw:g>
          <draw:custom-shape draw:style-name="gr1" draw:text-style-name="P1" draw:layer="layout" svg:width="3.701cm" svg:height="1.878cm" svg:x="2.335cm" svg:y="3.3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cm" svg:height="1.878cm" svg:x="2.118cm" svg:y="3.3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23cm" svg:height="1.878cm" svg:x="6.034cm" svg:y="3.38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166cm" svg:y1="4.366cm" svg:x2="1.535cm" svg:y2="4.366cm">
            <text:p/>
          </draw:line>
          <draw:line draw:style-name="gr3" draw:text-style-name="P1" draw:layer="layout" svg:x1="6.807cm" svg:y1="4.328cm" svg:x2="6.176cm" svg:y2="4.328cm">
            <text:p/>
          </draw:line>
          <draw:line draw:style-name="gr4" draw:text-style-name="P3" draw:layer="layout" svg:x1="4.226cm" svg:y1="3.377cm" svg:x2="4.226cm" svg:y2="5.258cm">
            <text:p/>
          </draw:line>
        </draw:g>
        <draw:frame draw:style-name="gr6" draw:text-style-name="P5" xml:id="id4" draw:id="id4" draw:layer="layout" svg:width="2.165cm" svg:height="2.183cm" svg:x="2.24cm" svg:y="3.243cm">
          <draw:text-box>
            <text:p><text:span text:style-name="T2">+ + + + + <text:s/>- <text:s/>-</text:span></text:p>
            <text:p><text:span text:style-name="T2">+ + + + + <text:s/>- <text:s/>-</text:span></text:p>
            <text:p><text:span text:style-name="T2">+ + + + + <text:s/>- <text:s/>-</text:span></text:p>
            <text:p><text:span text:style-name="T2">+ + + + + <text:s/>- <text:s/>-</text:span></text:p>
            <text:p><text:span text:style-name="T2">+ + + + + <text:s/>- <text:s/>-</text:span></text:p>
            <text:p><text:span text:style-name="T2">+ + + + + <text:s/>- <text:s/>-</text:span></text:p>
          </draw:text-box>
          <draw:glue-point draw:id="4" svg:x="-1.357cm" svg:y="-2.575cm"/>
        </draw:frame>
        <draw:frame draw:style-name="gr8" draw:text-style-name="P5" xml:id="id2" draw:id="id2" draw:layer="layout" svg:width="2.263cm" svg:height="2.183cm" svg:x="4.105cm" svg:y="3.211cm">
          <draw:text-box>
            <text:p><text:span text:style-name="T2">+ <text:s/>+ <text:s/>- <text:s/>- <text:s/>- <text:s/>- <text:s/>-</text:span></text:p>
            <text:p><text:span text:style-name="T2">+ <text:s/>+ <text:s/>- <text:s/>- <text:s/>- <text:s/>- <text:s/>-</text:span></text:p>
            <text:p><text:span text:style-name="T2">+ <text:s/>+ <text:s/>- <text:s/>- <text:s/>- <text:s/>- <text:s/>-</text:span></text:p>
            <text:p><text:span text:style-name="T2">+ <text:s/>+ <text:s/>- <text:s/>- <text:s/>- <text:s/>- <text:s/>-</text:span></text:p>
            <text:p><text:span text:style-name="T2">+ <text:s/>+ <text:s/>- <text:s/>- <text:s/>- <text:s/>- <text:s/>-</text:span></text:p>
            <text:p><text:span text:style-name="T2">+ <text:s/>+ <text:s/>- <text:s/>- <text:s/>- <text:s/>- <text:s/>-</text:span></text:p>
          </draw:text-box>
          <draw:glue-point draw:id="4" svg:x="0.366cm" svg:y="-2.125cm"/>
        </draw:frame>
        <draw:custom-shape draw:style-name="gr1" draw:text-style-name="P1" draw:layer="layout" svg:width="0.182cm" svg:height="0.182cm" svg:x="4.344cm" svg:y="3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676cm" svg:y="3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344cm" svg:y="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677cm" svg:y="4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749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007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745cm" svg:y="3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003cm" svg:y="3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75cm" svg:y="4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006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749cm" svg:y="4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007cm" svg:y="4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749cm" svg:y="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007cm" svg:y="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677cm" svg:y="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677cm" svg:y="4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344cm" svg:y="4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348cm" svg:y="4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344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672cm" svg:y="4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672cm" svg:y="4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749cm" svg:y="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182cm" svg:height="0.182cm" svg:x="4.012cm" svg:y="5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182cm" svg:height="0.182cm" svg:x="4.344cm" svg:y="4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91cm" svg:height="1.142cm" draw:transform="rotate (1.5707963267949) translate (3.741cm 3.24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layer="layout" svg:width="0.485cm" svg:height="0.469cm" svg:x="3.081cm" svg:y="0.96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layer="layout" svg:width="0.43cm" svg:height="0.469cm" svg:x="4.985cm" svg:y="0.9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4" xml:id="id1" draw:id="id1" draw:layer="layout" svg:width="1.438cm" svg:height="0.653cm" svg:x="5.86cm" svg:y="2.351cm">
          <draw:text-box>
            <text:p><text:span text:style-name="T1">آزاد الیکٹران</text:span><text:span text:style-name="T1"> </text:span></text:p>
          </draw:text-box>
          <draw:glue-point draw:id="4" svg:x="3.402cm" svg:y="-1.954cm"/>
        </draw:frame>
        <draw:frame draw:style-name="gr12" draw:text-style-name="P4" xml:id="id3" draw:id="id3" draw:layer="layout" svg:width="1.33cm" svg:height="0.653cm" svg:x="0.907cm" svg:y="2.399cm">
          <draw:text-box>
            <text:p><text:span text:style-name="T1">آزاد خلو</text:span><text:span text:style-name="T1"> </text:span></text:p>
          </draw:text-box>
          <draw:glue-point draw:id="4" svg:x="3.402cm" svg:y="-1.954cm"/>
          <draw:glue-point draw:id="5" svg:x="3.027cm" svg:y="0.272cm"/>
        </draw:frame>
        <draw:connector draw:style-name="gr13" draw:text-style-name="P3" draw:layer="layout" draw:type="curve" svg:x1="5.86cm" svg:y1="2.677cm" svg:x2="5.318cm" svg:y2="3.839cm" draw:start-shape="id1" draw:start-glue-point="3" draw:end-shape="id2" draw:end-glue-point="4" svg:d="M5860 2677c-362 0-542 387-542 1162" svg:viewBox="0 0 543 1163">
          <text:p/>
        </draw:connector>
        <draw:connector draw:style-name="gr13" draw:text-style-name="P3" draw:layer="layout" draw:type="curve" svg:x1="1.974cm" svg:y1="2.742cm" svg:x2="3.029cm" svg:y2="3.772cm" draw:start-shape="id3" draw:start-glue-point="5" draw:end-shape="id4" draw:end-glue-point="4" svg:d="M1974 2742c704 0 1055 343 1055 1030" svg:viewBox="0 0 1056 1031">
          <text:p/>
        </draw:connector>
        <draw:frame draw:style-name="gr14" draw:text-style-name="P4" xml:id="id5" draw:id="id5" draw:layer="layout" svg:width="2.061cm" svg:height="0.653cm" svg:x="5.064cm" svg:y="5.352cm">
          <draw:text-box>
            <text:p><text:span text:style-name="T1">ساکن مثبت ایٹم</text:span></text:p>
          </draw:text-box>
          <draw:glue-point draw:id="4" svg:x="3.402cm" svg:y="-1.954cm"/>
          <draw:glue-point draw:id="5" svg:x="3.027cm" svg:y="0.272cm"/>
        </draw:frame>
        <draw:frame draw:style-name="gr15" draw:text-style-name="P4" xml:id="id7" draw:id="id7" draw:layer="layout" svg:width="1.429cm" svg:height="0.653cm" svg:x="1.362cm" svg:y="5.36cm">
          <draw:text-box>
            <text:p><text:span text:style-name="T1">ساکن منفی ایٹم</text:span></text:p>
          </draw:text-box>
          <draw:glue-point draw:id="4" svg:x="3.402cm" svg:y="-1.954cm"/>
          <draw:glue-point draw:id="5" svg:x="3.027cm" svg:y="0.272cm"/>
        </draw:frame>
        <draw:connector draw:style-name="gr13" draw:text-style-name="P3" draw:layer="layout" draw:type="curve" svg:x1="5.064cm" svg:y1="5.678cm" svg:x2="4.5cm" svg:y2="5.152cm" draw:start-shape="id5" draw:start-glue-point="3" draw:end-shape="id6" draw:end-glue-point="9" svg:d="M5064 5678c-376 0-564-175-564-526" svg:viewBox="0 0 565 527">
          <text:p/>
        </draw:connector>
        <draw:connector draw:style-name="gr13" draw:text-style-name="P3" draw:layer="layout" draw:type="curve" draw:line-skew="0.54cm" svg:x1="2.791cm" svg:y1="5.686cm" svg:x2="4.038cm" svg:y2="5.203cm" draw:start-shape="id7" draw:start-glue-point="1" draw:end-shape="id8" draw:end-glue-point="7" svg:d="M2791 5686c1725 0 1102-483 1247-483" svg:viewBox="0 0 1248 484">
          <text:p/>
        </draw:connector>
        <draw:frame draw:style-name="gr16" draw:text-style-name="P6" draw:layer="layout" svg:width="1.013cm" svg:height="0.916cm" svg:x="7.534cm" svg:y="0.489cm">
          <draw:text-box>
            <text:p><text:span text:style-name="T3">(</text:span><text:span text:style-name="T3">ا</text:span><text:span text:style-name="T3">)</text:span><text:span text:style-name="T4"> </text:span></text:p>
          </draw:text-box>
          <draw:glue-point draw:id="4" svg:x="3.402cm" svg:y="-1.954cm"/>
          <draw:glue-point draw:id="5" svg:x="3.027cm" svg:y="0.272cm"/>
        </draw:frame>
        <draw:frame draw:style-name="gr17" draw:text-style-name="P6" draw:layer="layout" svg:width="1.276cm" svg:height="0.916cm" svg:x="7.303cm" svg:y="4.507cm">
          <draw:text-box>
            <text:p><text:span text:style-name="T3">(</text:span><text:span text:style-name="T3">ب</text:span><text:span text:style-name="T3">)</text:span><text:span text:style-name="T4"> </text:span></text:p>
          </draw:text-box>
          <draw:glue-point draw:id="4" svg:x="3.402cm" svg:y="-1.954cm"/>
          <draw:glue-point draw:id="5" svg:x="3.027cm" svg:y="0.272cm"/>
        </draw:frame>
        <draw:connector draw:style-name="gr4" draw:text-style-name="P3" draw:layer="layout" draw:type="curve" svg:x1="4.959cm" svg:y1="7.65cm" svg:x2="3.639cm" svg:y2="8.682cm" svg:d="M4959 7650c-990 0-330 1032-1320 1032" svg:viewBox="0 0 1321 1033">
          <text:p/>
        </draw:connector>
        <draw:line draw:style-name="gr4" draw:text-style-name="P3" draw:layer="layout" svg:x1="4.953cm" svg:y1="7.649cm" svg:x2="6.054cm" svg:y2="7.649cm">
          <text:p/>
        </draw:line>
        <draw:line draw:style-name="gr4" draw:text-style-name="P3" draw:layer="layout" svg:x1="2.539cm" svg:y1="8.683cm" svg:x2="3.64cm" svg:y2="8.683cm">
          <text:p/>
        </draw:line>
        <draw:line draw:style-name="gr4" draw:text-style-name="P3" draw:layer="layout" svg:x1="2.541cm" svg:y1="7.143cm" svg:x2="2.541cm" svg:y2="8.682cm">
          <text:p/>
        </draw:line>
        <draw:line draw:style-name="gr4" draw:text-style-name="P3" draw:layer="layout" svg:x1="2.544cm" svg:y1="8.682cm" svg:x2="6.054cm" svg:y2="8.682cm">
          <text:p/>
        </draw:line>
        <draw:frame draw:style-name="gr12" draw:text-style-name="P4" draw:layer="layout" svg:width="1.33cm" svg:height="0.653cm" draw:transform="rotate (1.5707963267949) translate (1.951cm 8.515cm)">
          <draw:text-box>
            <text:p><text:span text:style-name="T1">برقی دباو</text:span></text:p>
          </draw:text-box>
          <draw:glue-point draw:id="4" svg:x="-1.939cm" svg:y="-3.398cm"/>
          <draw:glue-point draw:id="5" svg:x="0.258cm" svg:y="-3.022cm"/>
        </draw:frame>
        <draw:frame draw:style-name="gr10" draw:layer="layout" svg:width="0.425cm" svg:height="0.469cm" svg:x="6.037cm" svg:y="8.37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0" draw:layer="layout" svg:width="0.663cm" svg:height="0.529cm" svg:x="4.968cm" svg:y="7.9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18" draw:text-style-name="P3" draw:layer="layout" svg:x1="5.224cm" svg:y1="7.651cm" svg:x2="5.224cm" svg:y2="7.895cm">
          <text:p/>
        </draw:line>
        <draw:line draw:style-name="gr18" draw:text-style-name="P3" draw:layer="layout" svg:x1="5.232cm" svg:y1="8.68cm" svg:x2="5.232cm" svg:y2="8.436cm">
          <text:p/>
        </draw:line>
        <draw:frame draw:style-name="gr12" draw:text-style-name="P4" draw:layer="layout" svg:width="1.33cm" svg:height="0.653cm" svg:x="5.538cm" svg:y="7.75cm">
          <draw:text-box>
            <text:p><text:span text:style-name="T1">رکاوٹی دباو</text:span></text:p>
          </draw:text-box>
          <draw:glue-point draw:id="4" svg:x="3.402cm" svg:y="-1.954cm"/>
          <draw:glue-point draw:id="5" svg:x="3.027cm" svg:y="0.272cm"/>
        </draw:frame>
        <draw:frame draw:style-name="gr17" draw:text-style-name="P6" draw:layer="layout" svg:width="1.276cm" svg:height="0.916cm" svg:x="7.284cm" svg:y="7.245cm">
          <draw:text-box>
            <text:p><text:span text:style-name="T3">(</text:span><text:span text:style-name="T3">پ</text:span><text:span text:style-name="T3">)</text:span><text:span text:style-name="T4"> </text:span></text:p>
          </draw:text-box>
          <draw:glue-point draw:id="4" svg:x="3.402cm" svg:y="-1.954cm"/>
          <draw:glue-point draw:id="5" svg:x="3.027cm" svg:y="0.272cm"/>
        </draw:frame>
        <draw:line draw:style-name="gr13" draw:text-style-name="P3" draw:layer="layout" svg:x1="4.667cm" svg:y1="5.827cm" svg:x2="3.879cm" svg:y2="5.827cm">
          <text:p/>
        </draw:line>
        <draw:frame draw:style-name="gr10" draw:layer="layout" svg:width="0.493cm" svg:height="0.469cm" svg:x="4.026cm" svg:y="5.8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13" draw:text-style-name="P3" draw:layer="layout" svg:x1="3.762cm" svg:y1="6.531cm" svg:x2="5.23cm" svg:y2="6.531cm">
          <text:p/>
        </draw:line>
        <draw:line draw:style-name="gr13" draw:text-style-name="P3" draw:layer="layout" svg:x1="5.158cm" svg:y1="7.011cm" svg:x2="3.69cm" svg:y2="7.011cm">
          <text:p/>
        </draw:line>
        <draw:frame draw:style-name="gr10" draw:layer="layout" svg:width="0.641cm" svg:height="0.529cm" svg:x="5.242cm" svg:y="6.23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0" draw:layer="layout" svg:width="0.595cm" svg:height="0.473cm" svg:x="3.052cm" svg:y="6.73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9.3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27T09:30:11.882495698</dc:date>
    <meta:editing-duration>PT23S</meta:editing-duration>
    <meta:editing-cycles>2</meta:editing-cycles>
    <meta:generator>LibreOffice/6.4.7.2$Linux_X86_64 LibreOffice_project/40$Build-2</meta:generator>
    <meta:document-statistic meta:object-count="74"/>
  </office:meta>
</office:document-meta>
</file>

<file path=Object 1/content.xml><?xml version="1.0" encoding="utf-8"?>
<math xmlns="http://www.w3.org/1998/Math/MathML">
  <semantics>
    <mi>p</mi>
    <annotation encoding="StarMath 5.0">p</annotation>
  </semantics>
</math>
</file>

<file path=Object 2/content.xml><?xml version="1.0" encoding="utf-8"?>
<math xmlns="http://www.w3.org/1998/Math/MathML">
  <semantics>
    <mi>n</mi>
    <annotation encoding="StarMath 5.0">n</annotation>
  </semantics>
</math>
</file>

<file path=Object 3/content.xml><?xml version="1.0" encoding="utf-8"?>
<math xmlns="http://www.w3.org/1998/Math/MathML">
  <semantics>
    <mi>x</mi>
    <annotation encoding="StarMath 5.0">x</annotation>
  </semantics>
</math>
</file>

<file path=Object 4/content.xml><?xml version="1.0" encoding="utf-8"?>
<math xmlns="http://www.w3.org/1998/Math/MathML">
  <semantics>
    <msub>
      <mi>V</mi>
      <mn>0</mn>
    </msub>
    <annotation encoding="StarMath 5.0">V_0</annotation>
  </semantics>
</math>
</file>

<file path=Object 5/content.xml><?xml version="1.0" encoding="utf-8"?>
<math xmlns="http://www.w3.org/1998/Math/MathML">
  <semantics>
    <mi>E</mi>
    <annotation encoding="StarMath 5.0">E</annotation>
  </semantics>
</math>
</file>

<file path=Object 6/content.xml><?xml version="1.0" encoding="utf-8"?>
<math xmlns="http://www.w3.org/1998/Math/MathML">
  <semantics>
    <msub>
      <mi>I</mi>
      <mi>D</mi>
    </msub>
    <annotation encoding="StarMath 5.0">I_D</annotation>
  </semantics>
</math>
</file>

<file path=Object 7/content.xml><?xml version="1.0" encoding="utf-8"?>
<math xmlns="http://www.w3.org/1998/Math/MathML">
  <semantics>
    <msub>
      <mi>I</mi>
      <mo stretchy="false">σ</mo>
    </msub>
    <annotation encoding="StarMath 5.0">I_%sigma</annotation>
  </semantics>
</math>
</file>